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cm" svg:height="0.6cm" svg:x="4.8cm" svg:y="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4cm" svg:y="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cm" svg:y="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6.6cm" svg:y="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2cm" svg:y="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7.8cm" svg:y="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8.4cm" svg:y="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9cm" svg:y="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cm" svg:height="0.6cm" svg:x="4.8cm" svg:y="3.6cm">
          <text:p text:style-name="P3"><text:span text:style-name="T2">W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cm" svg:height="0.6cm" svg:x="5.4cm" svg:y="3.6cm">
          <text:p text:style-name="P3"><text:span text:style-name="T2">B/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6cm" svg:height="0.6cm" svg:x="6cm" svg:y="3.6cm">
          <text:p text:style-name="P3"><text:span text:style-name="T2">Addre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7-12T21:34:47</dc:date>
    <meta:editing-duration>PT07H30M05S</meta:editing-duration>
    <meta:editing-cycles>25</meta:editing-cycles>
    <meta:generator>OpenOffice.org/3.1$Unix OpenOffice.org_project/310m21$Build-9319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